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354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74pt solid #000000" fo:border-left="none" fo:border-right="none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15" style:family="table-cell" style:parent-style-name="Default">
      <style:text-properties fo:color="#000000"/>
    </style:style>
    <style:style style:name="ce305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228" style:family="table-cell" style:parent-style-name="Default">
      <style:table-cell-properties fo:border-bottom="0.74pt solid #000000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office:forms form:automatic-focus="false" form:apply-design-mode="false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dauer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blink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hh:mm[:ss[.SSSS]]</text:p>
          </table:table-cell>
          <table:table-cell table:style-name="ce136" office:value-type="string" calcext:value-type="string">
            <text:p>^\d{2}:\d{2}:\d{4}$</text:p>
          </table:table-cell>
          <table:table-cell table:number-columns-repeated="2" table:style-name="ce139" office:value-type="string" calcext:value-type="string">
            <text:p>5-8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[:ss[.SSSS]]</text:p>
          </table:table-cell>
          <table:table-cell table:style-name="ce133" office:value-type="string" calcext:value-type="string">
            <text:p>16-24 Zeichen</text:p>
          </table:table-cell>
          <table:table-cell table:style-name="ce133"/>
          <table:table-cell table:style-name="ce139" office:value-type="string" calcext:value-type="string">
            <text:p>16-24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</text:span><text:span text:style-name="T2">mehrmals vorkommen </text:span><text:span text:style-name="T2">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SAME_ORIGIN_NEEDED</text:p>
          </table:table-cell>
          <table:table-cell table:style-name="ce150"/>
          <table:table-cell table:style-name="ce150" office:value-type="string" calcext:value-type="string">
            <text:p>Client und Server laufen nicht auf selbem Host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ERROR</text:p>
          </table:table-cell>
          <table:table-cell table:style-name="ce149"/>
          <table:table-cell table:style-name="ce149" office:value-type="string" calcext:value-type="string">
            <text:p>Unbekannter Fehler aufgetre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Default" office:value-type="string" calcext:value-type="string">
            <text:p>NO_DEFAULT_GIVEN</text:p>
          </table:table-cell>
          <table:table-cell table:style-name="ce166"/>
          <table:table-cell table:style-name="ce171" office:value-type="string" calcext:value-type="string">
            <text:p>Es existiert kein Standard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164"/>
          <table:table-cell table:style-name="ce150" office:value-type="string" calcext:value-type="string">
            <text:p>CONNECTED</text:p>
          </table:table-cell>
          <table:table-cell table:style-name="ce149"/>
          <table:table-cell table:style-name="ce149" office:value-type="string" calcext:value-type="string">
            <text:p>Es besteht eine Verbindung zur Hardware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49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9" office:value-type="string" calcext:value-type="string">
            <text:p>ColorTheme</text:p>
          </table:table-cell>
          <table:table-cell table:style-name="ce151"/>
          <table:table-cell table:style-name="ce149" office:value-type="string" calcext:value-type="string">
            <text:p>BRIGHT</text:p>
          </table:table-cell>
          <table:table-cell table:style-name="ce149"/>
          <table:table-cell table:style-name="ce149" office:value-type="string" calcext:value-type="string">
            <text:p>Hell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DIM</text:p>
          </table:table-cell>
          <table:table-cell table:style-name="ce166"/>
          <table:table-cell table:style-name="ce166" office:value-type="string" calcext:value-type="string">
            <text:p>Abgedunk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office:value-type="string" calcext:value-type="string">
            <text:p>ControllableFunction</text:p>
          </table:table-cell>
          <table:table-cell table:style-name="ce112"/>
          <table:table-cell table:style-name="ce112" office:value-type="string" calcext:value-type="string">
            <text:p>HEADLIGHTS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Stirnbeleuchtung</text:p>
          </table:table-cell>
          <table:table-cell table:style-name="ce11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OPERATING_SOUNDS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string" calcext:value-type="string">
            <text:p>Betriebsgeräusch</text:p>
          </table:table-cell>
          <table:table-cell table:style-name="ce11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1" office:value-type="string" calcext:value-type="string">
            <text:p>Day</text:p>
          </table:table-cell>
          <table:table-cell table:style-name="ce121"/>
          <table:table-cell table:style-name="ce121" office:value-type="string" calcext:value-type="string">
            <text:p>SUNDAY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MONDAY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UESDAY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WEDNESDAY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HURSDAY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FRIDAY</text:p>
          </table:table-cell>
          <table:table-cell table:style-name="ce112" office:value-type="float" office:value="5" calcext:value-type="float">
            <text:p>5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SATURDAY</text:p>
          </table:table-cell>
          <table:table-cell table:style-name="ce112" office:value-type="float" office:value="6" calcext:value-type="float">
            <text:p>6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37" table:number-columns-repeated="2"/>
          <table:table-cell table:number-columns-repeated="56"/>
        </table:table-row>
        <table:table-row table:style-name="ro1" table:number-rows-repeated="8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57" table:number-columns-repeated="7"/>
          <table:table-cell table:style-name="ce137"/>
          <table:table-cell table:number-columns-repeated="56"/>
        </table:table-row>
        <table:table-row table:style-name="ro1" table:number-rows-repeated="14">
          <table:table-cell table:style-name="ce159" table:number-columns-repeated="7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7"/>
          <table:table-cell table:style-name="ce137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Wert „null“ </text:span><text:span text:style-name="T3">enthalten. Feld wird in einem </text:span><text:span text:style-name="T3">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</text:span><text:span text:style-name="T2">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2"/>
          <table:table-cell table:style-name="ce162" office:value-type="string" calcext:value-type="string">
            <text:p>MsgGroups</text:p>
          </table:table-cell>
          <table:table-cell table:style-name="ce162" office:value-type="string" calcext:value-type="string">
            <text:p>msgGroups</text:p>
          </table:table-cell>
          <table:table-cell table:style-name="ce162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" calcext:value-type="float">
            <text:p>-1</text:p>
          </table:table-cell>
          <table:table-cell table:style-name="ce162" office:value-type="string" calcext:value-type="string">
            <text:p>Gruppe der Nachrichten die zum Client geschickt werden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3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90" office:value-type="string" calcext:value-type="string">
            <text:p>GlobalTimerData</text:p>
          </table:table-cell>
          <table:table-cell table:style-name="ce206" office:value-type="string" calcext:value-type="string">
            <text:p>Day</text:p>
          </table:table-cell>
          <table:table-cell table:style-name="ce206" office:value-type="string" calcext:value-type="string">
            <text:p>curModelDay</text:p>
          </table:table-cell>
          <table:table-cell table:style-name="ce206"/>
          <table:table-cell table:number-columns-repeated="2" table:style-name="ce206" office:value-type="float" office:value="1" calcext:value-type="float">
            <text:p>1</text:p>
          </table:table-cell>
          <table:table-cell table:style-name="ce398" office:value-type="string" calcext:value-type="string">
            <text:p>Aktueller Modelbahnta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Default"/>
          <table:table-cell table:style-name="ce131" office:value-type="string" calcext:value-type="string">
            <text:p>Time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hh:mm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Long</text:p>
          </table:table-cell>
          <table:table-cell table:style-name="ce286" office:value-type="string" calcext:value-type="string">
            <text:p>multiplicato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Geschwindigkeitsfaktor Modellbahnzeit</text:p>
          </table:table-cell>
          <table:table-cell table:style-name="ce304" office:value-type="string" calcext:value-type="string">
            <text:p>Multiplikator 30 bedeutet: 1 Sek Echtzeit = 30 Sek Modellbahnzeit</text:p>
          </table:table-cell>
          <table:table-cell table:number-columns-repeated="56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mainLight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Schreibtischlampe an / aus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03" office:value-type="string" calcext:value-type="string">
            <text:p>ColorThemeData</text:p>
          </table:table-cell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dim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bgedunke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brigh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ufgehel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10" office:value-type="string" calcext:value-type="string">
            <text:p>ThreeState</text:p>
          </table:table-cell>
          <table:table-cell table:style-name="ce305" office:value-type="string" calcext:value-type="string">
            <text:p>condition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Status </text:p>
          </table:table-cell>
          <table:table-cell table:style-name="ce286" office:value-type="string" calcext:value-type="string">
            <text:p>ON = DIM an, OFF = normal, AUTO = Uhrzeit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112" office:value-type="string" calcext:value-type="string">
            <text:p>ControllableFunction</text:p>
          </table:table-cell>
          <table:table-cell table:style-name="ce112" office:value-type="string" calcext:value-type="string">
            <text:p>function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1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3" office:value-type="string" calcext:value-type="string">
            <text:p>SwitchStand</text:p>
          </table:table-cell>
          <table:table-cell table:style-name="ce228" office:value-type="string" calcext:value-type="string">
            <text:p>switchStan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10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00"/>
          <table:table-cell table:style-name="ce121"/>
          <table:table-cell table:style-name="ce188" table:number-columns-repeated="5"/>
          <table:table-cell table:style-name="ce282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6"/>
          <table:table-cell table:style-name="ce293"/>
          <table:table-cell table:number-columns-repeated="56"/>
        </table:table-row>
        <table:table-row table:style-name="ro1">
          <table:table-cell table:style-name="ce112" table:number-columns-repeated="7"/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7"/>
          <table:table-cell table:number-columns-repeated="56"/>
        </table:table-row>
        <table:table-row table:style-name="ro1" table:number-rows-repeated="2">
          <table:table-cell table:style-name="ce112" table:number-columns-repeated="8"/>
          <table:table-cell table:number-columns-repeated="56"/>
        </table:table-row>
        <table:table-row table:style-name="ro1" table:number-rows-repeated="2">
          <table:table-cell table:style-name="ce112" table:number-columns-repeated="7"/>
          <table:table-cell table:style-name="ce293"/>
          <table:table-cell table:number-columns-repeated="56"/>
        </table:table-row>
        <table:table-row table:style-name="ro1" table:number-rows-repeated="2">
          <table:table-cell table:style-name="Default" table:number-columns-repeated="7"/>
          <table:table-cell table:style-name="ce11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Client verschickt </text:span><text:span text:style-name="T2">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Server verschickt 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</text:span><text:span text:style-name="T3">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</text:span><text:span text:style-name="T2">wird nur intern behandelt)</text:span></text:p>
              <text:p text:style-name="P1"><text:span text:style-name="T2">SG =&gt; SINGLE (Nachricht </text:span><text:span text:style-name="T2">wird nur zum Client </text:span><text:span text:style-name="T2">geschickt)</text:span></text:p>
              <text:p text:style-name="P1"><text:span text:style-name="T2">GP =&gt; GROUP (Nachricht </text:span><text:span text:style-name="T2">wird an die Mitlgieder der </text:span><text:span text:style-name="T2">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</text:span><text:span text:style-name="T3">„Basistypen“, </text:span><text:span text:style-name="T3">„Enumerationen“, </text:span><text:span text:style-name="T3">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Vorkommen des </text:span><text:span text:style-name="T2">Wertes (0 =&gt; JSON-null, </text:span><text:span text:style-name="T2">Werte 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Vorkommen des </text:span><text:span text:style-name="T2">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GET_COLOR_THEME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SET_COLOR_THEME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403" office:value-type="string" calcext:value-type="string">
            <text:p>ColorTheme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COLOR_THEME_EVEN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20" office:value-type="string" calcext:value-type="string">
            <text:p>GP</text:p>
          </table:table-cell>
          <table:table-cell table:style-name="ce123" office:value-type="string" calcext:value-type="string">
            <text:p>ColorTheme</text:p>
          </table:table-cell>
          <table:table-cell table:style-name="ce543" office:value-type="float" office:value="1" calcext:value-type="float">
            <text:p>1</text:p>
          </table:table-cell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AMBIENC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GET_AMBIENT_LIGHT</text:p>
          </table:table-cell>
          <table:table-cell table:style-name="ce543" office:value-type="string" calcext:value-type="string">
            <text:p>X</text:p>
          </table:table-cell>
          <table:table-cell table:style-name="ce541"/>
          <table:table-cell table:style-name="ce403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5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-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35P0" style:volatile="true"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-</number:text>
      <number:number number:decimal-places="0" number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number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3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6P0" style:volatile="true">
      <number:text>Ja</number:text>
    </number:number-style>
    <number:number-style style:name="N116P1" style:volatile="true">
      <number:text>Ja</number:text>
    </number:number-style>
    <number:number-style style:name="N116">
      <number:text>Nein</number:text>
      <style:map style:condition="value()&gt;0" style:apply-style-name="N116P0"/>
      <style:map style:condition="value()&lt;0" style:apply-style-name="N116P1"/>
    </number:number-style>
    <number:number-style style:name="N114P0" style:volatile="true">
      <number:text>Ein</number:text>
    </number:number-style>
    <number:number-style style:name="N114P1" style:volatile="true">
      <number:text>Ein</number:text>
    </number:number-style>
    <number:number-style style:name="N114">
      <number:text>Aus</number:text>
      <style:map style:condition="value()&gt;0" style:apply-style-name="N114P0"/>
      <style:map style:condition="value()&lt;0" style:apply-style-name="N114P1"/>
    </number:number-style>
    <number:number-style style:name="N112P0" style:volatile="true">
      <number:text>Wahr</number:text>
    </number:number-style>
    <number:number-style style:name="N112P1" style:volatile="true">
      <number:text>Wahr</number:text>
    </number:number-style>
    <number:number-style style:name="N112">
      <number:text>Falsch</number:text>
      <style:map style:condition="value()&gt;0" style:apply-style-name="N112P0"/>
      <style:map style:condition="value()&lt;0" style:apply-style-name="N112P1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2-11-10T22:41:40.414209233</dc:date>
    <meta:generator>LibreOffice/7.3.6.2$Linux_X86_64 LibreOffice_project/30$Build-2</meta:generator>
    <meta:editing-duration>P14DT12H38M57S</meta:editing-duration>
    <meta:editing-cycles>478</meta:editing-cycles>
    <meta:document-statistic meta:table-count="6" meta:cell-count="1662" meta:object-count="0"/>
  </office:meta>
</office:document-meta>
</file>